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ro1" style:family="table-row">
      <style:table-row-properties style:row-height="0.1756in" fo:break-before="auto" style:use-optimal-row-height="fals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>
      <style:table-cell-properties fo:border="none" style:vertical-align="bottom"/>
      <style:text-properties style:font-name="Arial" fo:font-size="10pt" fo:language="en" fo:country="US" style:language-asian="en" style:country-asian="US" style:language-complex="en" style:country-complex="US"/>
    </style:style>
    <style:style style:name="ce2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T1" style:family="text">
      <style:text-properties fo:color="#000000" style:font-name="Courier New" fo:font-size="10pt" fo:font-weight="bold" style:font-name-asian="Courier New" style:font-size-asian="10pt" style:font-weight-asian="bold" style:font-name-complex="Courier New" style:font-size-complex="5.69999980926514pt" style:font-weight-complex="bold"/>
    </style:style>
    <style:style style:name="T2" style:family="text">
      <style:text-properties fo:font-size="12pt"/>
    </style:style>
    <style:style style:name="T3" style:family="text">
      <style:text-properties fo:color="#000000" style:font-name="Courier New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43" table:default-cell-style-name="Default"/>
        <table:table-row table:style-name="ro1">
          <table:table-cell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]</text:p>
          </table:table-cell>
          <table:table-cell table:number-columns-repeated="243"/>
        </table:table-row>
        <table:table-row table:style-name="ro2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number-columns-repeated="243"/>
        </table:table-row>
        <table:table-row table:style-name="ro2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number-columns-repeated="243"/>
        </table:table-row>
        <table:table-row table:style-name="ro2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number-columns-repeated="243"/>
        </table:table-row>
        <table:table-row table:style-name="ro1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]</text:p>
          </table:table-cell>
          <table:table-cell table:style-name="ce1" office:value-type="string">
            <text:p>[StoneBlock(), TreasureSpreader()]</text:p>
          </table:table-cell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number-columns-repeated="243"/>
        </table:table-row>
        <table:table-row table:style-name="ro2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style-name="ce2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2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2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number-columns-repeated="243"/>
        </table:table-row>
        <table:table-row table:style-name="ro2">
          <table:table-cell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]</text:p>
          </table:table-cell>
          <table:table-cell table:style-name="ce2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2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2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]</text:p>
          </table:table-cell>
          <table:table-cell table:number-columns-repeated="243"/>
        </table:table-row>
        <table:table-row table:style-name="ro2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style-name="ce2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2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2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number-columns-repeated="243"/>
        </table:table-row>
        <table:table-row table:style-name="ro1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2">S</text:span><text:span text:style-name="T2">t</text:span><text:span text:style-name="T2">o</text:span><text:span text:style-name="T2">n</text:span><text:span text:style-name="T2">e</text:span><text:span text:style-name="T2">B</text:span><text:span text:style-name="T2">lo</text:span><text:span text:style-name="T2">c</text:span><text:span text:style-name="T2">k</text:span><text:span text:style-name="T2">()</text:span><text:span text:style-name="T2">, </text:span><text:span text:style-name="T1">A</text:span><text:span text:style-name="T1">v</text:span><text:span text:style-name="T1">a</text:span><text:span text:style-name="T1">t</text:span><text:span text:style-name="T1">a</text:span><text:span text:style-name="T1">r</text:span><text:span text:style-name="T3">(</text:span><text:span text:style-name="T3">)</text:span><text:span text:style-name="T2">]</text:span>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number-columns-repeated="243"/>
        </table:table-row>
        <table:table-row table:style-name="ro2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number-columns-repeated="243"/>
        </table:table-row>
        <table:table-row table:style-name="ro2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number-columns-repeated="243"/>
        </table:table-row>
        <table:table-row table:style-name="ro2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number-columns-repeated="243"/>
        </table:table-row>
        <table:table-row table:style-name="ro1">
          <table:table-cell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]</text:p>
          </table:table-cell>
          <table:table-cell table:number-columns-repeated="24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5" number:min-integer-digits="1" number:decimal-replacement=""/>
    </number:number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07">04/07/2008</text:date>, <text:time>11:4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creator>Kurtis Fields</dc:creator>
    <dc:date>2008-04-07T11:45:10</dc:date>
    <meta:editing-cycles>48</meta:editing-cycles>
    <meta:editing-duration>PT18H7M19S</meta:editing-duration>
    <meta:user-defined meta:name="Info 1"/>
    <meta:user-defined meta:name="Info 2"/>
    <meta:user-defined meta:name="Info 3"/>
    <meta:user-defined meta:name="Info 4"/>
    <meta:document-statistic meta:table-count="1" meta:cell-count="169"/>
  </office:meta>
</office:document-meta>
</file>